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akConcurrentSet.add( V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akConcurrentSet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ducingIterato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akConcurrentSet.getCleanerTh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ducing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ducingIterator.ReducingIterator( Iterator &lt; Map . Entry &lt; V , Boolean &gt; &gt; ite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akConcurrentSet.expungeStaleEnt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akConcurrentSet.approximate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ducing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akConcurrentSet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akConcurrentSet.remove( V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akConcurrentSet.WeakConcurrentSet( Cleaner clean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WeakConcurrentSet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akConcurrentSet.contains( V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